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5-09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5-08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5-07-3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5-06-3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5-05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5-04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4-11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4-10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4-09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4-08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4-07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4-06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4-05-2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4-04-2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3-11-2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3-10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3-09-1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3-08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3-07-2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3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3-05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3-04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2-11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2-10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2-09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2-08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2-07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2-06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2-05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2-04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1-11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1-10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1-09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1-08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1-07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1-06-2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1-05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1-04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0-11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0-10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0-09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0-08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0-07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0-06-1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0-05-1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20-04-2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9-11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9-10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9-09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9-08-1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9-07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9-06-1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9-05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9-04-0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8-11-0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8-10-1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8-09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8-08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8-07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8-06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8-05-2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8-04-2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8-03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11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10-2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09-0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08-0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07-1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06-0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05-1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05-02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04-1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04-04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03-0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7-02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11-15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10-1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9-1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8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8-0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7-1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6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6-0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5-1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5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4-1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4-0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3-28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3-0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6-02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12-1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11-0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10-0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09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08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08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07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05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04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03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5-03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11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10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09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08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07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3-06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3-05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3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2-08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2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2-05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2-04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2-03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1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8-05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200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9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9</text:p>
          </table:table-cell>
          <table:table-cell office:value-type="string" calcext:value-type="string">
            <text:p>QBAA nr Worthington, HERLEIN-BOOTE WMA</text:p>
          </table:table-cell>
          <table:table-cell office:value-type="string" calcext:value-type="string">
            <text:p>198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68" meta:object-count="0"/>
    <meta:user-defined meta:name="AppVersion">3.0</meta:user-defined>
  </office:meta>
</office:document-meta>
</file>